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40.003cm" table:align="margins"/>
    </style:style>
    <style:style style:name="Tableau2.A" style:family="table-column">
      <style:table-column-properties style:column-width="12.393cm" style:rel-column-width="20304*"/>
    </style:style>
    <style:style style:name="Tableau2.B" style:family="table-column">
      <style:table-column-properties style:column-width="14.108cm" style:rel-column-width="23113*"/>
    </style:style>
    <style:style style:name="Tableau2.C" style:family="table-column">
      <style:table-column-properties style:column-width="13.501cm" style:rel-column-width="22118*"/>
    </style:style>
    <style:style style:name="Tableau2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40.003cm" table:align="margins"/>
    </style:style>
    <style:style style:name="Tableau1.A" style:family="table-column">
      <style:table-column-properties style:column-width="2.593cm" style:rel-column-width="1470*"/>
    </style:style>
    <style:style style:name="Tableau1.B" style:family="table-column">
      <style:table-column-properties style:column-width="2.505cm" style:rel-column-width="1420*"/>
    </style:style>
    <style:style style:name="Tableau1.C" style:family="table-column">
      <style:table-column-properties style:column-width="2.399cm" style:rel-column-width="1360*"/>
    </style:style>
    <style:style style:name="Tableau1.D" style:family="table-column">
      <style:table-column-properties style:column-width="2.999cm" style:rel-column-width="1700*"/>
    </style:style>
    <style:style style:name="Tableau1.E" style:family="table-column">
      <style:table-column-properties style:column-width="3.104cm" style:rel-column-width="1760*"/>
    </style:style>
    <style:style style:name="Tableau1.F" style:family="table-column">
      <style:table-column-properties style:column-width="7.108cm" style:rel-column-width="4030*"/>
    </style:style>
    <style:style style:name="Tableau1.G" style:family="table-column">
      <style:table-column-properties style:column-width="8.096cm" style:rel-column-width="4590*"/>
    </style:style>
    <style:style style:name="Tableau1.H" style:family="table-column">
      <style:table-column-properties style:column-width="5.292cm" style:rel-column-width="3000*"/>
    </style:style>
    <style:style style:name="Tableau1.I" style:family="table-column">
      <style:table-column-properties style:column-width="5.907cm" style:rel-column-width="3349*"/>
    </style:style>
    <style:style style:name="Tableau1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I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none" fo:border-top="none" fo:border-bottom="0.5pt solid #000000"/>
    </style:style>
    <style:style style:name="Tableau1.I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40.001cm" style:type="right"/>
        </style:tab-stops>
      </style:paragraph-properties>
      <style:text-properties style:font-name="Arial" fo:font-size="9pt" fo:language="fr" fo:country="FR" officeooo:paragraph-rsid="009d3a2b" style:font-size-asian="9pt" style:font-size-complex="9pt"/>
    </style:style>
    <style:style style:name="P2" style:family="paragraph" style:parent-style-name="Table_20_Contents">
      <style:text-properties style:font-name="Arial" fo:font-size="15pt" style:font-name-asian="Andale Sans UI" style:font-size-asian="15pt" style:font-name-complex="Tahoma1" style:font-size-complex="15pt"/>
    </style:style>
    <style:style style:name="P3" style:family="paragraph" style:parent-style-name="Table_20_Contents">
      <style:text-properties style:font-name="Arial" fo:font-size="15pt" officeooo:paragraph-rsid="00b2437c" style:font-name-asian="Andale Sans UI" style:font-size-asian="15pt" style:font-name-complex="Tahoma1" style:font-size-complex="15pt"/>
    </style:style>
    <style:style style:name="P4" style:family="paragraph" style:parent-style-name="Standard">
      <style:text-properties officeooo:paragraph-rsid="00b2437c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rsid="00aa6366" officeooo:paragraph-rsid="00aa6366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rsid="00b2437c" officeooo:paragraph-rsid="00b2437c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aa6366" officeooo:paragraph-rsid="00aa6366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b016de" officeooo:paragraph-rsid="00b016de" style:font-size-asian="10pt" style:font-weight-asian="bold" style:font-size-complex="10pt" style:font-weight-complex="bold"/>
    </style:style>
    <style:style style:name="P9" style:family="paragraph" style:parent-style-name="Text_20_body">
      <style:text-properties officeooo:paragraph-rsid="00aa6366"/>
    </style:style>
    <style:style style:name="P10" style:family="paragraph" style:parent-style-name="Footer">
      <style:paragraph-properties fo:text-align="end" style:justify-single-word="false">
        <style:tab-stops>
          <style:tab-stop style:position="40.001cm" style:type="right"/>
        </style:tab-stops>
      </style:paragraph-properties>
      <style:text-properties officeooo:paragraph-rsid="004828e8"/>
    </style:style>
    <style:style style:name="P11" style:family="paragraph" style:parent-style-name="Heading_20_1" style:list-style-name="">
      <style:text-properties style:font-name="Arial" fo:font-size="6pt" officeooo:rsid="0032cc7f" style:font-size-asian="5.25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rsid="00aa6366" officeooo:paragraph-rsid="00b6595b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aa6366" officeooo:paragraph-rsid="00b6595b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b016de" officeooo:paragraph-rsid="00b6595b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b6595b" officeooo:paragraph-rsid="00b6595b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5pt" style:font-name-asian="Andale Sans UI" style:font-size-asian="15pt" style:font-name-complex="Tahoma1" style:font-size-complex="15pt"/>
    </style:style>
    <style:style style:name="T1" style:family="text">
      <style:text-properties officeooo:rsid="0097e735"/>
    </style:style>
    <style:style style:name="T2" style:family="text">
      <style:text-properties officeooo:rsid="008a6f99"/>
    </style:style>
    <style:style style:name="T3" style:family="text">
      <style:text-properties officeooo:rsid="00aacb79"/>
    </style:style>
    <style:style style:name="T4" style:family="text">
      <style:text-properties officeooo:rsid="0071a9c8"/>
    </style:style>
    <style:style style:name="T5" style:family="text">
      <style:text-properties fo:font-weight="normal" officeooo:rsid="000bf3ed" style:font-weight-asian="normal" style:font-weight-complex="normal"/>
    </style:style>
    <style:style style:name="T6" style:family="text">
      <style:text-properties fo:font-weight="normal" officeooo:rsid="003222ed" style:font-weight-asian="normal" style:font-weight-complex="normal"/>
    </style:style>
    <style:style style:name="T7" style:family="text">
      <style:text-properties fo:font-weight="normal" officeooo:rsid="0097e735" style:font-weight-asian="normal" style:font-weight-complex="normal"/>
    </style:style>
    <style:style style:name="T8" style:family="text">
      <style:text-properties fo:font-weight="normal" officeooo:rsid="00a90fcc" style:font-weight-asian="normal" style:font-weight-complex="normal"/>
    </style:style>
    <style:style style:name="T9" style:family="text">
      <style:text-properties fo:font-weight="normal" officeooo:rsid="00aacb79" style:font-weight-asian="normal" style:font-weight-complex="normal"/>
    </style:style>
    <style:style style:name="T10" style:family="text">
      <style:text-properties fo:font-weight="normal" officeooo:rsid="00a73b1c" style:font-weight-asian="normal" style:font-weight-complex="normal"/>
    </style:style>
    <style:style style:name="T11" style:family="text">
      <style:text-properties fo:font-weight="normal" officeooo:rsid="0024ea7e" style:font-weight-asian="normal" style:font-weight-complex="normal"/>
    </style:style>
    <style:style style:name="T12" style:family="text">
      <style:text-properties fo:font-weight="normal" officeooo:rsid="00b6595b" style:font-weight-asian="normal" style:font-weight-complex="normal"/>
    </style:style>
    <style:style style:name="T13" style:family="text">
      <style:text-properties officeooo:rsid="0095bfd5"/>
    </style:style>
    <style:style style:name="T14" style:family="text">
      <style:text-properties fo:font-size="8pt" officeooo:rsid="0095bfd5" style:font-size-asian="8pt" style:font-size-complex="8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b6595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439244873200">
          <table:table-cell table:style-name="Tableau2.A1" office:value-type="string">
            <text:p text:style-name="P6">Type de véhicule</text:p>
          </table:table-cell>
          <table:table-cell table:style-name="Tableau2.A1" office:value-type="string">
            <text:p text:style-name="P6">Marque</text:p>
          </table:table-cell>
          <table:table-cell table:style-name="Tableau2.C1" office:value-type="string">
            <text:p text:style-name="P6">Immatriculation</text:p>
          </table:table-cell>
        </table:table-row>
        <table:table-row table:style-name="TableLine2439244874352">
          <table:table-cell table:style-name="Tableau2.A2" office:value-type="string">
            <text:p text:style-name="P3"/>
          </table:table-cell>
          <table:table-cell table:style-name="Tableau2.B2" office:value-type="string">
            <text:p text:style-name="P3"/>
          </table:table-cell>
          <table:table-cell table:style-name="Tableau2.C2" office:value-type="string">
            <text:p text:style-name="P3">{registration_number}</text:p>
          </table:table-cell>
        </table:table-row>
      </table:table>
      <text:p text:style-name="P4"/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Line2439244874928">
          <table:table-cell table:style-name="Tableau1.A1" office:value-type="string">
            <text:p text:style-name="P12"><text:span text:style-name="T15">Conducteur</text:span></text:p>
          </table:table-cell>
          <table:table-cell table:style-name="Tableau1.A1" office:value-type="string">
            <text:p text:style-name="P5"><text:s/><text:span text:style-name="T16">Date et h</text:span>eur<text:span text:style-name="T16">e</text:span> de <text:span text:style-name="T16">départ</text:span></text:p>
          </table:table-cell>
          <table:table-cell table:style-name="Tableau1.A1" office:value-type="string">
            <text:p text:style-name="P12">Date <text:span text:style-name="T16">et heure de retour</text:span></text:p>
          </table:table-cell>
          <table:table-cell table:style-name="Tableau1.A1" office:value-type="string">
            <text:p text:style-name="P7">Km <text:span text:style-name="T16">de départ</text:span></text:p>
          </table:table-cell>
          <table:table-cell table:style-name="Tableau1.A1" office:value-type="string">
            <text:p text:style-name="P13">Km <text:span text:style-name="T16">d’arrivé</text:span></text:p>
          </table:table-cell>
          <table:table-cell table:style-name="Tableau1.A1" office:value-type="string">
            <text:p text:style-name="P8">Commentaire <text:span text:style-name="T16">de départ</text:span></text:p>
          </table:table-cell>
          <table:table-cell table:style-name="Tableau1.A1" office:value-type="string">
            <text:p text:style-name="P14">Commentaire <text:span text:style-name="T16">d’arrivé</text:span></text:p>
          </table:table-cell>
          <table:table-cell table:style-name="Tableau1.A1" office:value-type="string">
            <text:p text:style-name="P15">Signature départ</text:p>
          </table:table-cell>
          <table:table-cell table:style-name="Tableau1.I1" office:value-type="string">
            <text:p text:style-name="P15">Signature arrivé</text:p>
          </table:table-cell>
        </table:table-row>
        <table:table-row table:style-name="TableLine2439242846192">
          <table:table-cell table:style-name="Tableau1.A2" office:value-type="string">
            <text:p text:style-name="P2">[!-- BEGIN row.vehiclelogbooks --]{driver}</text:p>
          </table:table-cell>
          <table:table-cell table:style-name="Tableau1.B2" office:value-type="string">
            <text:p text:style-name="P2">{start_date}</text:p>
          </table:table-cell>
          <table:table-cell table:style-name="Tableau1.C2" office:value-type="string">
            <text:p text:style-name="P2">{end_date}</text:p>
          </table:table-cell>
          <table:table-cell table:style-name="Tableau1.D2" office:value-type="string">
            <text:p text:style-name="P2">{starting_mileage}</text:p>
          </table:table-cell>
          <table:table-cell table:style-name="Tableau1.E2" office:value-type="string">
            <text:p text:style-name="P2">{arrival_mileage}</text:p>
          </table:table-cell>
          <table:table-cell table:style-name="Tableau1.F2" office:value-type="string">
            <text:p text:style-name="P2">{start_comment}</text:p>
          </table:table-cell>
          <table:table-cell table:style-name="Tableau1.G2" office:value-type="string">
            <text:p text:style-name="P2">{end_comment}</text:p>
          </table:table-cell>
          <table:table-cell table:style-name="Tableau1.H2" office:value-type="string">
            <text:p text:style-name="P2">{start_signature}</text:p>
          </table:table-cell>
          <table:table-cell table:style-name="Tableau1.I2" office:value-type="string">
            <text:p text:style-name="P2">{end_signature}[!-- END row.vehiclelogbooks --]</text:p>
          </table:table-cell>
        </table:table-row>
      </table:table>
      <text:h text:style-name="P11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1cm" fo:margin-right="0cm" fo:margin-top="0.423cm" fo:margin-bottom="0.212cm" style:contextual-spacing="false" fo:text-indent="-0.51cm" style:auto-text-indent="false" fo:keep-with-next="always" style:writing-mode="page"/>
      <style:text-properties style:font-name="Arial" fo:font-family="Arial" style:font-family-generic="swiss" style:font-pitch="variable" fo:font-size="13pt" fo:font-style="normal" fo:font-weight="bold" style:font-size-asian="11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40.001cm" style:type="right"/>
        </style:tab-stops>
      </style:paragraph-properties>
      <style:text-properties officeooo:paragraph-rsid="004828e8"/>
    </style:style>
    <style:style style:name="M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40.001cm" style:type="right"/>
        </style:tab-stops>
      </style:paragraph-properties>
      <style:text-properties style:font-name="Arial" fo:font-size="9pt" fo:language="fr" fo:country="FR" officeooo:paragraph-rsid="009d3a2b" style:font-size-asian="9pt" style:font-size-complex="9pt"/>
    </style:style>
    <style:style style:name="MT1" style:family="text">
      <style:text-properties officeooo:rsid="0097e735"/>
    </style:style>
    <style:style style:name="MT2" style:family="text">
      <style:text-properties officeooo:rsid="008a6f99"/>
    </style:style>
    <style:style style:name="MT3" style:family="text">
      <style:text-properties officeooo:rsid="00aacb79"/>
    </style:style>
    <style:style style:name="MT4" style:family="text">
      <style:text-properties officeooo:rsid="0071a9c8"/>
    </style:style>
    <style:style style:name="MT5" style:family="text">
      <style:text-properties fo:font-weight="normal" officeooo:rsid="000bf3ed" style:font-weight-asian="normal" style:font-weight-complex="normal"/>
    </style:style>
    <style:style style:name="MT6" style:family="text">
      <style:text-properties fo:font-weight="normal" officeooo:rsid="003222ed" style:font-weight-asian="normal" style:font-weight-complex="normal"/>
    </style:style>
    <style:style style:name="MT7" style:family="text">
      <style:text-properties fo:font-weight="normal" officeooo:rsid="0097e735" style:font-weight-asian="normal" style:font-weight-complex="normal"/>
    </style:style>
    <style:style style:name="MT8" style:family="text">
      <style:text-properties fo:font-weight="normal" officeooo:rsid="00a90fcc" style:font-weight-asian="normal" style:font-weight-complex="normal"/>
    </style:style>
    <style:style style:name="MT9" style:family="text">
      <style:text-properties fo:font-weight="normal" officeooo:rsid="00aacb79" style:font-weight-asian="normal" style:font-weight-complex="normal"/>
    </style:style>
    <style:style style:name="MT10" style:family="text">
      <style:text-properties fo:font-weight="normal" officeooo:rsid="00b6595b" style:font-weight-asian="normal" style:font-weight-complex="normal"/>
    </style:style>
    <style:style style:name="MT11" style:family="text">
      <style:text-properties fo:font-weight="normal" officeooo:rsid="00a73b1c" style:font-weight-asian="normal" style:font-weight-complex="normal"/>
    </style:style>
    <style:style style:name="MT12" style:family="text">
      <style:text-properties fo:font-weight="normal" officeooo:rsid="0024ea7e" style:font-weight-asian="normal" style:font-weight-complex="normal"/>
    </style:style>
    <style:style style:name="MT13" style:family="text">
      <style:text-properties officeooo:rsid="0095bfd5"/>
    </style:style>
    <style:style style:name="MT14" style:family="text">
      <style:text-properties fo:font-size="8pt" officeooo:rsid="0095bfd5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42cm" fo:page-height="29.7cm" style:num-format="1" style:print-orientation="landscape" fo:margin-top="0.9cm" fo:margin-bottom="0.9cm" fo:margin-left="0.997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x="17.942cm" svg:y="0.056cm" svg:width="2.117cm" svg:height="0.397cm" draw:z-index="0"><draw:image xlink:href="Pictures/10000000000000500000000F1A3681F19468C459.png" xlink:type="simple" xlink:show="embed" xlink:actuate="onLoad" draw:mime-type="image/png"/></draw:frame></text:p>
      </style:header>
      <style:footer>
        <text:p text:style-name="MP2"><text:file-name text:display="name-and-extension">template_vehiclelogbookdocument.odt</text:file-name><text:tab/>Version <text:span text:style-name="MT1">1</text:span><text:span text:style-name="MT2">.</text:span><text:span text:style-name="MT1">0</text:span><text:span text:style-name="MT2">.</text:span><text:span text:style-name="MT3">0</text:span><text:span text:style-name="MT4"> –</text:span><text:span text:style-name="MT2"> </text:span><text:span text:style-name="MT5">20</text:span><text:span text:style-name="MT6">2</text:span><text:span text:style-name="MT7">4</text:span><text:span text:style-name="MT8">0</text:span><text:span text:style-name="MT9">71</text:span><text:span text:style-name="MT10">5</text:span><text:span text:style-name="MT11"> </text:span><text:span text:style-name="MT12">- </text:span>Pag<text:span text:style-name="MT13">e :</text:span><text:span text:style-name="MT14"><text:page-number text:select-page="current">1</text:page-number></text:span><text:span text:style-name="MT14">/</text:span><text:span text:style-name="MT14"><text:page-count>1</text:page-count></text:span></text:p>
      </style:footer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7H9M17S</meta:editing-duration>
    <meta:editing-cycles>213</meta:editing-cycles>
    <meta:generator>LibreOffice/7.3.5.2$Windows_X86_64 LibreOffice_project/184fe81b8c8c30d8b5082578aee2fed2ea847c01</meta:generator>
    <dc:date>2024-07-15T18:11:20.438000000</dc:date>
    <meta:document-statistic meta:table-count="2" meta:image-count="1" meta:object-count="0" meta:page-count="1" meta:paragraph-count="23" meta:word-count="55" meta:character-count="474" meta:non-whitespace-character-count="442"/>
    <meta:user-defined meta:name="Info 1"/>
    <meta:user-defined meta:name="Info 2"/>
    <meta:user-defined meta:name="Info 3"/>
    <meta:user-defined meta:name="Info 4"/>
  </office:meta>
</office:document-meta>
</file>